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7pt" fo:font-weight="bold" officeooo:rsid="000636fc" officeooo:paragraph-rsid="000636fc" style:font-size-asian="7pt" style:font-weight-asian="bold" style:font-size-complex="7pt" style:font-weight-complex="bold"/>
    </style:style>
    <style:style style:name="P2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7pt" fo:font-weight="normal" officeooo:rsid="000636fc" officeooo:paragraph-rsid="000636fc" style:font-size-asian="7pt" style:font-weight-asian="normal" style:font-size-complex="7pt" style:font-weight-complex="normal"/>
    </style:style>
    <style:style style:name="P4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7pt" fo:font-weight="normal" style:font-size-asian="7pt" style:font-weight-asian="normal" style:font-size-complex="7pt" style:font-weight-complex="normal"/>
    </style:style>
    <style:style style:name="P5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14pt" fo:font-weight="bold" officeooo:rsid="0004f26d" officeooo:paragraph-rsid="0004f26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14pt" fo:font-weight="bold" officeooo:rsid="000636fc" officeooo:paragraph-rsid="000636fc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>
        <style:tab-stops>
          <style:tab-stop style:position="0.2563in"/>
          <style:tab-stop style:position="0.5047in"/>
          <style:tab-stop style:position="0.7535in"/>
          <style:tab-stop style:position="1.0016in"/>
        </style:tab-stops>
      </style:paragraph-properties>
      <style:text-properties style:font-name="FreeMono" fo:font-size="6pt" fo:font-weight="bold" officeooo:rsid="000636fc" officeooo:paragraph-rsid="000636fc" style:font-size-asian="6pt" style:font-weight-asian="bold" style:font-size-complex="6pt" style:font-weight-complex="bold"/>
    </style:style>
    <style:style style:name="T1" style:family="text">
      <style:text-properties officeooo:rsid="0009825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825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X</text:p>
      <text:p text:style-name="P7">#include "freertos/FreeRTOS.h"</text:p>
      <text:p text:style-name="P7">#include "freertos/task.h"</text:p>
      <text:p text:style-name="P7">#include "esp_system.h"</text:p>
      <text:p text:style-name="P7">#include "esp_log.h"</text:p>
      <text:p text:style-name="P7">#include "driver/uart.h"</text:p>
      <text:p text:style-name="P7">#include "string.h"</text:p>
      <text:p text:style-name="P7">#include "driver/gpio.h"</text:p>
      <text:p text:style-name="P2"/>
      <text:p text:style-name="P2">static const int RX_BUF_SIZE = 1024;</text:p>
      <text:p text:style-name="P2">int count = 0;</text:p>
      <text:p text:style-name="P2"/>
      <text:p text:style-name="P2">#define TXD_PIN (GPIO_NUM_10)</text:p>
      <text:p text:style-name="P2">#define RXD_PIN (GPIO_NUM_9)</text:p>
      <text:p text:style-name="P2"/>
      <text:p text:style-name="P2">void init(void) {</text:p>
      <text:p text:style-name="P2"><text:tab/>const uart_config_t uart_config = {</text:p>
      <text:p text:style-name="P2"><text:tab/><text:tab/>.baud_rate = 115200,</text:p>
      <text:p text:style-name="P2"><text:tab/><text:tab/>.data_bits = UART_DATA_8_BITS,</text:p>
      <text:p text:style-name="P2"><text:tab/><text:tab/>.parity = UART_PARITY_DISABLE,</text:p>
      <text:p text:style-name="P2"><text:tab/><text:tab/>.stop_bits = UART_STOP_BITS_1,</text:p>
      <text:p text:style-name="P2"><text:tab/><text:tab/>.flow_ctrl = UART_HW_FLOWCTRL_DISABLE,</text:p>
      <text:p text:style-name="P2"><text:tab/><text:tab/>.source_clk = UART_SCLK_APB,</text:p>
      <text:p text:style-name="P2"><text:tab/>};</text:p>
      <text:p text:style-name="P4"><text:tab/>// We won't use a buffer for sending data.</text:p>
      <text:p text:style-name="P2"><text:tab/>uart_driver_install(UART_NUM_1, RX_BUF_SIZE * 2, 0, 0, NULL, 0);</text:p>
      <text:p text:style-name="P2"><text:tab/>uart_param_config(UART_NUM_1, &amp;uart_config);</text:p>
      <text:p text:style-name="P2"><text:tab/>uart_set_pin(UART_NUM_1, TXD_PIN, RXD_PIN, UART_PIN_NO_CHANGE, UART_PIN_NO_CHANGE);</text:p>
      <text:p text:style-name="P2">}</text:p>
      <text:p text:style-name="P2"/>
      <text:p text:style-name="P2">int sendData(const char* logName, const char* data) {</text:p>
      <text:p text:style-name="P2"><text:tab/>const int len = strlen(data);</text:p>
      <text:p text:style-name="P2"><text:tab/>const int txBytes = uart_write_bytes(UART_NUM_1, data, len);</text:p>
      <text:p text:style-name="P2"><text:tab/>return txBytes;</text:p>
      <text:p text:style-name="P2">}</text:p>
      <text:p text:style-name="P2"/>
      <text:p text:style-name="P2">static void tx_task(void *arg) {</text:p>
      <text:p text:style-name="P2"><text:tab/>char str[80];</text:p>
      <text:p text:style-name="P2"><text:tab/>static const char *TX_TASK_TAG = "TX_TASK";</text:p>
      <text:p text:style-name="P2"/>
      <text:p text:style-name="P2"><text:tab/>while (1) {</text:p>
      <text:p text:style-name="P2"><text:tab/><text:tab/>sprintf(str, "count: %d\n", count);</text:p>
      <text:p text:style-name="P2"><text:tab/><text:tab/>printf("%s", str);</text:p>
      <text:p text:style-name="P2"><text:tab/><text:tab/>sendData(TX_TASK_TAG, str);</text:p>
      <text:p text:style-name="P2"><text:tab/><text:tab/>vTaskDelay(2000 / portTICK_PERIOD_MS); <text:s text:c="2"/><text:span text:style-name="T2">// </text:span><text:span text:style-name="T3">Read slow</text:span></text:p>
      <text:p text:style-name="P2"><text:tab/><text:tab/>count++;</text:p>
      <text:p text:style-name="P2"><text:tab/><text:tab/>if (count &gt; 1000) count = 0;</text:p>
      <text:p text:style-name="P2"><text:tab/>}</text:p>
      <text:p text:style-name="P2">}</text:p>
      <text:p text:style-name="P2"/>
      <text:p text:style-name="P2">void app_main(void) {</text:p>
      <text:p text:style-name="P2"><text:tab/>init();</text:p>
      <text:p text:style-name="P2"><text:tab/>xTaskCreate(tx_task, "uart_tx_task", 1024*2, NULL, configMAX_PRIORITIES-1, NULL);</text:p>
      <text:p text:style-name="P2">}</text:p>
      <text:p text:style-name="P2"/>
      <text:p text:style-name="P6">RX</text:p>
      <text:p text:style-name="P8">#include "freertos/FreeRTOS.h"</text:p>
      <text:p text:style-name="P8">#include "freertos/task.h"</text:p>
      <text:p text:style-name="P8">#include "esp_system.h"</text:p>
      <text:p text:style-name="P8">#include "esp_log.h"</text:p>
      <text:p text:style-name="P8">#include "driver/uart.h"</text:p>
      <text:p text:style-name="P8">#include "string.h"</text:p>
      <text:p text:style-name="P8">#include "driver/gpio.h"</text:p>
      <text:p text:style-name="P1"/>
      <text:p text:style-name="P1">static const int RX_BUF_SIZE = 1024;</text:p>
      <text:p text:style-name="P1"/>
      <text:p text:style-name="P1">#define TXD_PIN (GPIO_NUM_17)</text:p>
      <text:p text:style-name="P1">#define RXD_PIN (GPIO_NUM_16)</text:p>
      <text:p text:style-name="P1"/>
      <text:p text:style-name="P1">void init(void) {</text:p>
      <text:p text:style-name="P1"><text:tab/>const uart_config_t uart_config = {</text:p>
      <text:p text:style-name="P1"><text:tab/><text:tab/>.baud_rate = 115200,</text:p>
      <text:p text:style-name="P1"><text:tab/><text:tab/>.data_bits = UART_DATA_8_BITS,</text:p>
      <text:p text:style-name="P1"><text:tab/><text:tab/>.parity = UART_PARITY_DISABLE,</text:p>
      <text:p text:style-name="P1"><text:tab/><text:tab/>.stop_bits = UART_STOP_BITS_1,</text:p>
      <text:p text:style-name="P1"><text:tab/><text:tab/>.flow_ctrl = UART_HW_FLOWCTRL_DISABLE,</text:p>
      <text:p text:style-name="P1"><text:tab/><text:tab/>.source_clk = UART_SCLK_DEFAULT,</text:p>
      <text:p text:style-name="P1"><text:tab/>};</text:p>
      <text:p text:style-name="P3"><text:tab/>// We won't use a buffer for sending data.</text:p>
      <text:p text:style-name="P1"><text:tab/>uart_driver_install(UART_NUM_2, RX_BUF_SIZE * 2, 0, 0, NULL, 0);</text:p>
      <text:p text:style-name="P1"><text:tab/>uart_param_config(UART_NUM_2, &amp;uart_config);</text:p>
      <text:p text:style-name="P1"><text:tab/>uart_set_pin(UART_NUM_2, TXD_PIN, RXD_PIN, UART_PIN_NO_CHANGE, UART_PIN_NO_CHANGE);</text:p>
      <text:p text:style-name="P1">}</text:p>
      <text:p text:style-name="P1"/>
      <text:p text:style-name="P1">static void rx_task(void *arg) {</text:p>
      <text:p text:style-name="P1"><text:tab/>uint8_t* data = (uint8_t*) malloc(RX_BUF_SIZE+1);</text:p>
      <text:p text:style-name="P1"><text:tab/>while (1) {</text:p>
      <text:p text:style-name="P1"><text:tab/><text:tab/>const int rxBytes = uart_read_bytes(UART_NUM_2, data, RX_BUF_SIZE, 20 / portTICK_PERIOD_MS); <text:s text:c="2"/><text:span text:style-name="T2">// </text:span><text:span text:style-name="T3">Read fast</text:span></text:p>
      <text:p text:style-name="P1"><text:tab/><text:tab/>if (rxBytes &gt; 0) {</text:p>
      <text:p text:style-name="P1"><text:tab/><text:tab/><text:tab/>data[rxBytes] = 0;</text:p>
      <text:p text:style-name="P1"><text:tab/><text:tab/>}</text:p>
      <text:p text:style-name="P1"><text:tab/><text:tab/>printf("&gt;&gt;&gt;&gt; %s: \n", data);</text:p>
      <text:p text:style-name="P1"><text:tab/>}</text:p>
      <text:p text:style-name="P1"><text:tab/>free(data);</text:p>
      <text:p text:style-name="P1">}</text:p>
      <text:p text:style-name="P1"/>
      <text:p text:style-name="P1">void app_main(void) {</text:p>
      <text:p text:style-name="P1"><text:tab/>init();</text:p>
      <text:p text:style-name="P1"><text:tab/>xTaskCreate(rx_task, "uart_rx_task", 1024*2, NULL, configMAX_PRIORITIES, NULL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43:34.938093548</meta:creation-date>
    <dc:date>2023-10-18T11:53:09.910499421</dc:date>
    <meta:editing-duration>PT9M3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87" meta:word-count="289" meta:character-count="2466" meta:non-whitespace-character-count="2186"/>
  </office:meta>
</office:document-meta>
</file>